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5b48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b6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-serif"/>
    </style:style>
    <style:style style:name="P5" style:family="paragraph" style:parent-style-name="Standard">
      <style:paragraph-properties fo:margin-top="0cm" fo:margin-bottom="0.499cm" loext:contextual-spacing="false" fo:text-align="start" style:justify-single-word="false"/>
      <style:text-properties officeooo:paragraph-rsid="00133ad9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65b48"/>
    </style:style>
    <style:style style:name="T3" style:family="text">
      <style:text-properties style:font-name="sans-serif" officeooo:rsid="001a4412"/>
    </style:style>
    <style:style style:name="T4" style:family="text">
      <style:text-properties style:font-name="Courier New" fo:font-weight="bold"/>
    </style:style>
    <style:style style:name="T5" style:family="text">
      <style:text-properties style:font-name="Courier New" fo:font-weight="bold" officeooo:rsid="00133ad9"/>
    </style:style>
    <style:style style:name="T6" style:family="text">
      <style:text-properties style:font-name="Courier New" fo:font-weight="bold" officeooo:rsid="00144818"/>
    </style:style>
    <style:style style:name="T7" style:family="text">
      <style:text-properties style:font-name="Courier New" fo:font-weight="bold" officeooo:rsid="001a4412"/>
    </style:style>
    <style:style style:name="T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ourier New" fo:font-style="normal" fo:font-weight="bold" officeooo:rsid="00133ad9" style:font-style-asian="normal" style:font-weight-asian="bold" style:font-style-complex="normal" style:font-weight-complex="bold"/>
    </style:style>
    <style:style style:name="T10" style:family="text">
      <style:text-properties style:font-name="Courier New" fo:font-style="normal" fo:font-weight="bold" officeooo:rsid="001a4412" style:font-style-asian="normal" style:font-weight-asian="bold" style:font-style-complex="normal" style:font-weight-complex="bold"/>
    </style:style>
    <style:style style:name="T11" style:family="text">
      <style:text-properties fo:color="#333333" style:font-name="Courier New" fo:font-weight="bold"/>
    </style:style>
    <style:style style:name="T12" style:family="text">
      <style:text-properties fo:font-style="normal" fo:font-weight="bold" officeooo:rsid="00133ad9" style:font-style-asian="normal" style:font-weight-asian="bold" style:font-style-complex="normal" style:font-weight-complex="bold"/>
    </style:style>
    <style:style style:name="T13" style:family="text">
      <style:text-properties officeooo:rsid="001a44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">Editados el archivo con la descripción de nuestra compuerta y el archivo de estímulos, se invoca a ghdl para su análisis:</text:span><text:line-break/><text:line-break/><text:span text:style-name="T4">ghdl -a </text:span><text:span text:style-name="T7">ffd</text:span><text:span text:style-name="T4">.vhd</text:span><text:line-break/><text:span text:style-name="T12">g</text:span><text:span text:style-name="T8">hdl -a </text:span><text:span text:style-name="T10">ffd</text:span><text:span text:style-name="T9">_tb</text:span><text:span text:style-name="T8">.vhd</text:span><text:line-break/><text:line-break/><text:span text:style-name="T1">Generamos el ejecutable al enlazar los módulos (objetos) creados:</text:span><text:line-break/><text:line-break/><text:span text:style-name="T4">ghdl -e </text:span><text:span text:style-name="T7">ffd</text:span><text:span text:style-name="T5">_tb</text:span><text:line-break/><text:line-break/><text:span text:style-name="T1">Se ejecuta el archivo pasando como parámetros el tiempo máximos de simulación (100 nano segundos) y el archivo en donde se guardarán los resultados (</text:span><text:span text:style-name="T11">tb_compnot.vcd</text:span><text:span text:style-name="T1">):</text:span></text:p>
      <text:p text:style-name="P3">ghdl -r <text:span text:style-name="T13">ffd</text:span>_tb <text:s/>--vcd=<text:span text:style-name="T13">ffd</text:span>.vcd</text:p>
      <text:p text:style-name="P1"/>
      <text:p text:style-name="P2"><text:span text:style-name="T1">ghdl -r </text:span><text:span text:style-name="T3">ffd</text:span><text:span text:style-name="T1">_tb –-stop-time=</text:span><text:span text:style-name="T3">140</text:span><text:span text:style-name="T1">ns --vcd=</text:span><text:span text:style-name="T3">ffd</text:span><text:span text:style-name="T1">.vcd</text:span></text:p>
      <text:p text:style-name="P4"/>
      <text:p text:style-name="P1"><text:span text:style-name="T1">Finalmente visualizamos los resultados por medio de gtkwave</text:span><text:line-break/><text:line-break/><text:span text:style-name="T4">gtkwave </text:span><text:span text:style-name="T7">ffd</text:span><text:span text:style-name="T4">.vc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21:08:53.410610488</meta:creation-date>
    <dc:date>2021-03-30T13:11:55.107484896</dc:date>
    <meta:editing-duration>PT1H15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5" meta:character-count="558" meta:non-whitespace-character-count="473"/>
  </office:meta>
</office:document-meta>
</file>